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D7584D0CE7ADF9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888cm" draw:z-index="0"><draw:image xlink:href="Pictures/100002010000055600000300D7584D0CE7ADF9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37:52.070340196</meta:creation-date>
    <dc:date>2019-03-27T16:38:57.235883090</dc:date>
    <meta:editing-duration>PT1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